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ndas as pd</text:p>
      <text:p text:style-name="Standard">from sklearn import preprocessing</text:p>
      <text:p text:style-name="Standard">#create Data.csv</text:p>
      <text:p text:style-name="Standard">data=pd.read_csv("Data.csv")</text:p>
      <text:p text:style-name="Standard">df=pd.DataFrame(data)</text:p>
      <text:p text:style-name="Standard"><text:s/>#displaying the dataset</text:p>
      <text:p text:style-name="Standard">print("/n Dispaying Datase:/n",df)</text:p>
      <text:p text:style-name="Standard"/>
      <text:p text:style-name="Standard">#Applying OneHot coding on country column</text:p>
      <text:p text:style-name="Standard">one_hot_encoded_data=pd.get_dummies(data,columns=['Country'])</text:p>
      <text:p text:style-name="Standard">print("/n ***** After Applying OneHot coding on Country*****/n",one_hot_encoded_data)</text:p>
      <text:p text:style-name="Standard"/>
      <text:p text:style-name="Standard">#Applying label encoding on purchased column</text:p>
      <text:p text:style-name="Standard">#label_encoderobject knows hot to putchased column</text:p>
      <text:p text:style-name="Standard">label_encoder=preprocessing.LabelEncoder()</text:p>
      <text:p text:style-name="Standard"/>
      <text:p text:style-name="Standard">#encode labels in column 'Prchased'</text:p>
      <text:p text:style-name="Standard">df['Purchased']=label_encoder.fit_transform(df['Purchased'])</text:p>
      <text:p text:style-name="Standard"/>
      <text:p text:style-name="Standard">df['Purchased'].unique()</text:p>
      <text:p text:style-name="Standard">print("/n*****After applying OneHot coding on Country*****/n",df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port pandas as pd</text:p>
      <text:p text:style-name="Standard">from sklearn.preprocessing import MinMaxScaler</text:p>
      <text:p text:style-name="Standard">data=pd.read_csv("winequality-red.csv")</text:p>
      <text:p text:style-name="Standard">df=pd.DataFrame(data)</text:p>
      <text:p text:style-name="Standard"/>
      <text:p text:style-name="Standard">print("\n Dataset is: \n",df)</text:p>
      <text:p text:style-name="Standard"/>
      <text:p text:style-name="Standard">scaler=MinMaxScaler()</text:p>
      <text:p text:style-name="Standard">scaled = scaler.fit_transform(df)</text:p>
      <text:p text:style-name="Standard">print(scaled)</text:p>
      <text:p text:style-name="Standard"/>
      <text:p text:style-name="Standard"/>
      <text:p text:style-name="Standard"/>
      <text:p text:style-name="Standard"/>
      <text:p text:style-name="Standard"/>
      <text:p text:style-name="Standard">import pandas as pd</text:p>
      <text:p text:style-name="Standard">from sklearn import preprocessing</text:p>
      <text:p text:style-name="Standard"/>
      <text:p text:style-name="Standard">data=pd.read_csv("winequality-red.csv")</text:p>
      <text:p text:style-name="Standard">df=pd.DataFrame(data)</text:p>
      <text:p text:style-name="Standard"/>
      <text:p text:style-name="Standard">print("\n Dataset is: \n",df)</text:p>
      <text:p text:style-name="Standard"/>
      <text:p text:style-name="Standard">standard = preprocessing.scale(df)</text:p>
      <text:p text:style-name="Standard">print("\n ************ Standardized Data ************ \n",standard)</text:p>
      <text:p text:style-name="Standard"><text:soft-page-break/></text:p>
      <text:p text:style-name="Standard">import pandas as pd</text:p>
      <text:p text:style-name="Standard">import numpy as np</text:p>
      <text:p text:style-name="Standard">from sklearn import preprocessing</text:p>
      <text:p text:style-name="Standard">data=pd.read_csv("winequality-red.csv")</text:p>
      <text:p text:style-name="Standard">df=pd.DataFrame(data)</text:p>
      <text:p text:style-name="Standard">print("\n Dataset is: \n",df)</text:p>
      <text:p text:style-name="Standard">normalized = preprocessing.normalize(df,norm='12')</text:p>
      <text:p text:style-name="Standard">print("\n ******** Normalized Data ********* \n",normalized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4:48:15.496537921</meta:creation-date>
    <dc:date>2024-09-02T15:58:16.865154846</dc:date>
    <meta:editing-duration>PT1H10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128" meta:character-count="1414" meta:non-whitespace-character-count="1325"/>
  </office:meta>
</office:document-meta>
</file>